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bd6a948399dd51334831a943e161fe6" style:family="table-column">
      <style:table-column-properties fo:break-before="auto" style:use-optimal-column-width="false" style:column-width="6cm"/>
    </style:style>
    <style:style style:name="odsStyleTableColumn-d1ea9bebfb0ee8a5a861a41abd025d6e" style:family="table-column">
      <style:table-column-properties fo:break-before="auto" style:use-optimal-column-width="false" style:column-width="5cm"/>
    </style:style>
    <style:style style:name="odsStyleTableColumn-4ecaf563f6e7ebc8291f805b8cdb052b" style:family="table-column">
      <style:table-column-properties fo:break-before="auto" style:use-optimal-column-width="false" style:column-width="3cm"/>
    </style:style>
    <style:style style:name="odsStyleTableCell-93f4fe23a8f077aa86a31dbd90c4dfd8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7906459eaf95c6a277c9bd8704c6c2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1ad92954256e478398adb5befad7f6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021a8ee0c0af973cde17032f2f17298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a6fb96c031bda8fdce4744d9a4654a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66f099ab8d2d57446e75c8dfbc5e3dd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bd6a948399dd51334831a943e161fe6" table:default-cell-style-name="Default"/>
        <table:table-column table:style-name="odsStyleTableColumn-d1ea9bebfb0ee8a5a861a41abd025d6e" table:default-cell-style-name="Default"/>
        <table:table-column table:style-name="odsStyleTableColumn-4ecaf563f6e7ebc8291f805b8cdb052b" table:default-cell-style-name="Default"/>
        <table:table-column table:style-name="odsStyleTableColumn-4ecaf563f6e7ebc8291f805b8cdb052b" table:default-cell-style-name="Default"/>
        <table:table-column table:style-name="odsStyleTableColumn-4ecaf563f6e7ebc8291f805b8cdb052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3f4fe23a8f077aa86a31dbd90c4dfd8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7906459eaf95c6a277c9bd8704c6c2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7906459eaf95c6a277c9bd8704c6c2b" table:number-columns-spanned="5" table:number-rows-spanned="1" office:value-type="string">
            <text:p>TABLA No. 16-24</text:p>
          </table:table-cell>
          <table:covered-table-cell table:number-columns-repeated="4"/>
        </table:table-row>
        <table:table-row table:style-name="ro1">
          <table:table-cell table:style-name="odsStyleTableCell-87906459eaf95c6a277c9bd8704c6c2b" table:number-columns-spanned="5" table:number-rows-spanned="1" office:value-type="string">
            <text:p>TABLA DE COTIZACIONES DEL 2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7906459eaf95c6a277c9bd8704c6c2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1ad92954256e478398adb5befad7f6b" office:value-type="string">
            <text:p>PAIS</text:p>
          </table:table-cell>
          <table:table-cell table:style-name="odsStyleTableCell-61ad92954256e478398adb5befad7f6b" office:value-type="string">
            <text:p>UNIDAD MONETARIA</text:p>
          </table:table-cell>
          <table:table-cell table:style-name="odsStyleTableCell-61ad92954256e478398adb5befad7f6b" office:value-type="string">
            <text:p>MONEDA</text:p>
          </table:table-cell>
          <table:table-cell table:style-name="odsStyleTableCell-61ad92954256e478398adb5befad7f6b" office:value-type="string">
            <text:p>TIPO DE CAMBIO EN Bs POR UNIDAD DE MONEDA EXTRANJERA</text:p>
          </table:table-cell>
          <table:table-cell table:style-name="odsStyleTableCell-61ad92954256e478398adb5befad7f6b" office:value-type="string">
            <text:p>TIPO DE CAMBIO EN M.E.</text:p>
          </table:table-cell>
        </table:table-row>
        <table:table-row table:style-name="ro1">
          <table:table-cell table:style-name="odsStyleTableCell-8021a8ee0c0af973cde17032f2f17298" office:value-type="string">
            <text:p>ESTADOS UNIDOS</text:p>
          </table:table-cell>
          <table:table-cell table:style-name="odsStyleTableCell-8021a8ee0c0af973cde17032f2f17298" office:value-type="string">
            <text:p>DOLAR VENTA</text:p>
          </table:table-cell>
          <table:table-cell table:style-name="odsStyleTableCell-8021a8ee0c0af973cde17032f2f17298" office:value-type="string">
            <text:p>USD.VENTA</text:p>
          </table:table-cell>
          <table:table-cell table:style-name="odsStyleTableCell-5a6fb96c031bda8fdce4744d9a4654a0" office:value-type="string">
            <text:p>6.96000</text:p>
          </table:table-cell>
          <table:table-cell table:style-name="odsStyleTableCell-5a6fb96c031bda8fdce4744d9a4654a0" office:value-type="string">
            <text:p/>
          </table:table-cell>
        </table:table-row>
        <table:table-row table:style-name="ro1">
          <table:table-cell table:style-name="odsStyleTableCell-8021a8ee0c0af973cde17032f2f17298" office:value-type="string">
            <text:p>ESTADOS UNIDOS</text:p>
          </table:table-cell>
          <table:table-cell table:style-name="odsStyleTableCell-8021a8ee0c0af973cde17032f2f17298" office:value-type="string">
            <text:p>DOLAR COMPRA</text:p>
          </table:table-cell>
          <table:table-cell table:style-name="odsStyleTableCell-8021a8ee0c0af973cde17032f2f17298" office:value-type="string">
            <text:p>USD.COMPRA</text:p>
          </table:table-cell>
          <table:table-cell table:style-name="odsStyleTableCell-5a6fb96c031bda8fdce4744d9a4654a0" office:value-type="string">
            <text:p>6.86000</text:p>
          </table:table-cell>
          <table:table-cell table:style-name="odsStyleTableCell-5a6fb96c031bda8fdce4744d9a4654a0" office:value-type="string">
            <text:p/>
          </table:table-cell>
        </table:table-row>
        <table:table-row table:style-name="ro1">
          <table:table-cell table:style-name="odsStyleTableCell-8021a8ee0c0af973cde17032f2f17298" office:value-type="string">
            <text:p>UNION EUROPEA</text:p>
          </table:table-cell>
          <table:table-cell table:style-name="odsStyleTableCell-8021a8ee0c0af973cde17032f2f17298" office:value-type="string">
            <text:p>EURO</text:p>
          </table:table-cell>
          <table:table-cell table:style-name="odsStyleTableCell-8021a8ee0c0af973cde17032f2f17298" office:value-type="string">
            <text:p>EUR</text:p>
          </table:table-cell>
          <table:table-cell table:style-name="odsStyleTableCell-5a6fb96c031bda8fdce4744d9a4654a0" office:value-type="string">
            <text:p>7.44107</text:p>
          </table:table-cell>
          <table:table-cell table:style-name="odsStyleTableCell-5a6fb96c031bda8fdce4744d9a4654a0" office:value-type="string">
            <text:p>0.92191</text:p>
          </table:table-cell>
        </table:table-row>
        <table:table-row table:style-name="ro1">
          <table:table-cell table:style-name="odsStyleTableCell-8021a8ee0c0af973cde17032f2f17298" office:value-type="string">
            <text:p>JAPON</text:p>
          </table:table-cell>
          <table:table-cell table:style-name="odsStyleTableCell-8021a8ee0c0af973cde17032f2f17298" office:value-type="string">
            <text:p>YEN</text:p>
          </table:table-cell>
          <table:table-cell table:style-name="odsStyleTableCell-8021a8ee0c0af973cde17032f2f17298" office:value-type="string">
            <text:p>JPY</text:p>
          </table:table-cell>
          <table:table-cell table:style-name="odsStyleTableCell-5a6fb96c031bda8fdce4744d9a4654a0" office:value-type="string">
            <text:p>0.04625</text:p>
          </table:table-cell>
          <table:table-cell table:style-name="odsStyleTableCell-5a6fb96c031bda8fdce4744d9a4654a0" office:value-type="string">
            <text:p>148.32000</text:p>
          </table:table-cell>
        </table:table-row>
        <table:table-row table:style-name="ro1">
          <table:table-cell table:style-name="odsStyleTableCell-8021a8ee0c0af973cde17032f2f17298" office:value-type="string">
            <text:p>ARABIA SAUDITA</text:p>
          </table:table-cell>
          <table:table-cell table:style-name="odsStyleTableCell-8021a8ee0c0af973cde17032f2f17298" office:value-type="string">
            <text:p>RIYAL SAUDÍ</text:p>
          </table:table-cell>
          <table:table-cell table:style-name="odsStyleTableCell-8021a8ee0c0af973cde17032f2f17298" office:value-type="string">
            <text:p>SAR</text:p>
          </table:table-cell>
          <table:table-cell table:style-name="odsStyleTableCell-5a6fb96c031bda8fdce4744d9a4654a0" office:value-type="string">
            <text:p>1.82909</text:p>
          </table:table-cell>
          <table:table-cell table:style-name="odsStyleTableCell-5a6fb96c031bda8fdce4744d9a4654a0" office:value-type="string">
            <text:p>3.75050</text:p>
          </table:table-cell>
        </table:table-row>
        <table:table-row table:style-name="ro1">
          <table:table-cell table:style-name="odsStyleTableCell-8021a8ee0c0af973cde17032f2f17298" office:value-type="string">
            <text:p>ARGELIA</text:p>
          </table:table-cell>
          <table:table-cell table:style-name="odsStyleTableCell-8021a8ee0c0af973cde17032f2f17298" office:value-type="string">
            <text:p>DINAR ARGELINO</text:p>
          </table:table-cell>
          <table:table-cell table:style-name="odsStyleTableCell-8021a8ee0c0af973cde17032f2f17298" office:value-type="string">
            <text:p>DZD</text:p>
          </table:table-cell>
          <table:table-cell table:style-name="odsStyleTableCell-5a6fb96c031bda8fdce4744d9a4654a0" office:value-type="string">
            <text:p>0.05104</text:p>
          </table:table-cell>
          <table:table-cell table:style-name="odsStyleTableCell-5a6fb96c031bda8fdce4744d9a4654a0" office:value-type="string">
            <text:p>134.39290</text:p>
          </table:table-cell>
        </table:table-row>
        <table:table-row table:style-name="ro1">
          <table:table-cell table:style-name="odsStyleTableCell-8021a8ee0c0af973cde17032f2f17298" office:value-type="string">
            <text:p>ARGENTINA</text:p>
          </table:table-cell>
          <table:table-cell table:style-name="odsStyleTableCell-8021a8ee0c0af973cde17032f2f17298" office:value-type="string">
            <text:p>PESO</text:p>
          </table:table-cell>
          <table:table-cell table:style-name="odsStyleTableCell-8021a8ee0c0af973cde17032f2f17298" office:value-type="string">
            <text:p>ARS</text:p>
          </table:table-cell>
          <table:table-cell table:style-name="odsStyleTableCell-5a6fb96c031bda8fdce4744d9a4654a0" office:value-type="string">
            <text:p>0.00835</text:p>
          </table:table-cell>
          <table:table-cell table:style-name="odsStyleTableCell-5a6fb96c031bda8fdce4744d9a4654a0" office:value-type="string">
            <text:p>821.94550</text:p>
          </table:table-cell>
        </table:table-row>
        <table:table-row table:style-name="ro1">
          <table:table-cell table:style-name="odsStyleTableCell-8021a8ee0c0af973cde17032f2f17298" office:value-type="string">
            <text:p>AUSTRALIA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AUD</text:p>
          </table:table-cell>
          <table:table-cell table:style-name="odsStyleTableCell-5a6fb96c031bda8fdce4744d9a4654a0" office:value-type="string">
            <text:p>4.50906</text:p>
          </table:table-cell>
          <table:table-cell table:style-name="odsStyleTableCell-5a6fb96c031bda8fdce4744d9a4654a0" office:value-type="string">
            <text:p>1.52138</text:p>
          </table:table-cell>
        </table:table-row>
        <table:table-row table:style-name="ro1">
          <table:table-cell table:style-name="odsStyleTableCell-8021a8ee0c0af973cde17032f2f17298" office:value-type="string">
            <text:p>BRASIL</text:p>
          </table:table-cell>
          <table:table-cell table:style-name="odsStyleTableCell-8021a8ee0c0af973cde17032f2f17298" office:value-type="string">
            <text:p>REAL</text:p>
          </table:table-cell>
          <table:table-cell table:style-name="odsStyleTableCell-8021a8ee0c0af973cde17032f2f17298" office:value-type="string">
            <text:p>BRL</text:p>
          </table:table-cell>
          <table:table-cell table:style-name="odsStyleTableCell-5a6fb96c031bda8fdce4744d9a4654a0" office:value-type="string">
            <text:p>1.38527</text:p>
          </table:table-cell>
          <table:table-cell table:style-name="odsStyleTableCell-5a6fb96c031bda8fdce4744d9a4654a0" office:value-type="string">
            <text:p>4.95210</text:p>
          </table:table-cell>
        </table:table-row>
        <table:table-row table:style-name="ro1">
          <table:table-cell table:style-name="odsStyleTableCell-8021a8ee0c0af973cde17032f2f17298" office:value-type="string">
            <text:p>CANADA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CAD</text:p>
          </table:table-cell>
          <table:table-cell table:style-name="odsStyleTableCell-5a6fb96c031bda8fdce4744d9a4654a0" office:value-type="string">
            <text:p>5.09356</text:p>
          </table:table-cell>
          <table:table-cell table:style-name="odsStyleTableCell-5a6fb96c031bda8fdce4744d9a4654a0" office:value-type="string">
            <text:p>1.34680</text:p>
          </table:table-cell>
        </table:table-row>
        <table:table-row table:style-name="ro1">
          <table:table-cell table:style-name="odsStyleTableCell-8021a8ee0c0af973cde17032f2f17298" office:value-type="string">
            <text:p>CHILE</text:p>
          </table:table-cell>
          <table:table-cell table:style-name="odsStyleTableCell-8021a8ee0c0af973cde17032f2f17298" office:value-type="string">
            <text:p>PESO</text:p>
          </table:table-cell>
          <table:table-cell table:style-name="odsStyleTableCell-8021a8ee0c0af973cde17032f2f17298" office:value-type="string">
            <text:p>CLP</text:p>
          </table:table-cell>
          <table:table-cell table:style-name="odsStyleTableCell-5a6fb96c031bda8fdce4744d9a4654a0" office:value-type="string">
            <text:p>0.00751</text:p>
          </table:table-cell>
          <table:table-cell table:style-name="odsStyleTableCell-5a6fb96c031bda8fdce4744d9a4654a0" office:value-type="string">
            <text:p>912.99000</text:p>
          </table:table-cell>
        </table:table-row>
        <table:table-row table:style-name="ro1">
          <table:table-cell table:style-name="odsStyleTableCell-8021a8ee0c0af973cde17032f2f17298" office:value-type="string">
            <text:p>COLOMBIA</text:p>
          </table:table-cell>
          <table:table-cell table:style-name="odsStyleTableCell-8021a8ee0c0af973cde17032f2f17298" office:value-type="string">
            <text:p>PESO</text:p>
          </table:table-cell>
          <table:table-cell table:style-name="odsStyleTableCell-8021a8ee0c0af973cde17032f2f17298" office:value-type="string">
            <text:p>COP</text:p>
          </table:table-cell>
          <table:table-cell table:style-name="odsStyleTableCell-5a6fb96c031bda8fdce4744d9a4654a0" office:value-type="string">
            <text:p>0.00173</text:p>
          </table:table-cell>
          <table:table-cell table:style-name="odsStyleTableCell-5a6fb96c031bda8fdce4744d9a4654a0" office:value-type="string">
            <text:p>3,957.71000</text:p>
          </table:table-cell>
        </table:table-row>
        <table:table-row table:style-name="ro1">
          <table:table-cell table:style-name="odsStyleTableCell-8021a8ee0c0af973cde17032f2f17298" office:value-type="string">
            <text:p>COREA DEL SUR</text:p>
          </table:table-cell>
          <table:table-cell table:style-name="odsStyleTableCell-8021a8ee0c0af973cde17032f2f17298" office:value-type="string">
            <text:p>WON</text:p>
          </table:table-cell>
          <table:table-cell table:style-name="odsStyleTableCell-8021a8ee0c0af973cde17032f2f17298" office:value-type="string">
            <text:p>KRW</text:p>
          </table:table-cell>
          <table:table-cell table:style-name="odsStyleTableCell-5a6fb96c031bda8fdce4744d9a4654a0" office:value-type="string">
            <text:p>0.00514</text:p>
          </table:table-cell>
          <table:table-cell table:style-name="odsStyleTableCell-5a6fb96c031bda8fdce4744d9a4654a0" office:value-type="string">
            <text:p>1,333.36000</text:p>
          </table:table-cell>
        </table:table-row>
        <table:table-row table:style-name="ro1">
          <table:table-cell table:style-name="odsStyleTableCell-8021a8ee0c0af973cde17032f2f17298" office:value-type="string">
            <text:p>COSTA RICA</text:p>
          </table:table-cell>
          <table:table-cell table:style-name="odsStyleTableCell-8021a8ee0c0af973cde17032f2f17298" office:value-type="string">
            <text:p>COLON COSTARRICENSE</text:p>
          </table:table-cell>
          <table:table-cell table:style-name="odsStyleTableCell-8021a8ee0c0af973cde17032f2f17298" office:value-type="string">
            <text:p>CRC</text:p>
          </table:table-cell>
          <table:table-cell table:style-name="odsStyleTableCell-5a6fb96c031bda8fdce4744d9a4654a0" office:value-type="string">
            <text:p>0.01335</text:p>
          </table:table-cell>
          <table:table-cell table:style-name="odsStyleTableCell-5a6fb96c031bda8fdce4744d9a4654a0" office:value-type="string">
            <text:p>513.86000</text:p>
          </table:table-cell>
        </table:table-row>
        <table:table-row table:style-name="ro1">
          <table:table-cell table:style-name="odsStyleTableCell-8021a8ee0c0af973cde17032f2f17298" office:value-type="string">
            <text:p>REPUBLICA CHECA</text:p>
          </table:table-cell>
          <table:table-cell table:style-name="odsStyleTableCell-8021a8ee0c0af973cde17032f2f17298" office:value-type="string">
            <text:p>CORONA CHECA</text:p>
          </table:table-cell>
          <table:table-cell table:style-name="odsStyleTableCell-8021a8ee0c0af973cde17032f2f17298" office:value-type="string">
            <text:p>CZK</text:p>
          </table:table-cell>
          <table:table-cell table:style-name="odsStyleTableCell-5a6fb96c031bda8fdce4744d9a4654a0" office:value-type="string">
            <text:p>0.29918</text:p>
          </table:table-cell>
          <table:table-cell table:style-name="odsStyleTableCell-5a6fb96c031bda8fdce4744d9a4654a0" office:value-type="string">
            <text:p>22.92940</text:p>
          </table:table-cell>
        </table:table-row>
        <table:table-row table:style-name="ro1">
          <table:table-cell table:style-name="odsStyleTableCell-8021a8ee0c0af973cde17032f2f17298" office:value-type="string">
            <text:p>DINAMARCA</text:p>
          </table:table-cell>
          <table:table-cell table:style-name="odsStyleTableCell-8021a8ee0c0af973cde17032f2f17298" office:value-type="string">
            <text:p>CORONA</text:p>
          </table:table-cell>
          <table:table-cell table:style-name="odsStyleTableCell-8021a8ee0c0af973cde17032f2f17298" office:value-type="string">
            <text:p>DKK</text:p>
          </table:table-cell>
          <table:table-cell table:style-name="odsStyleTableCell-5a6fb96c031bda8fdce4744d9a4654a0" office:value-type="string">
            <text:p>0.99798</text:p>
          </table:table-cell>
          <table:table-cell table:style-name="odsStyleTableCell-5a6fb96c031bda8fdce4744d9a4654a0" office:value-type="string">
            <text:p>6.87390</text:p>
          </table:table-cell>
        </table:table-row>
        <table:table-row table:style-name="ro1">
          <table:table-cell table:style-name="odsStyleTableCell-8021a8ee0c0af973cde17032f2f17298" office:value-type="string">
            <text:p>ECUADOR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USD</text:p>
          </table:table-cell>
          <table:table-cell table:style-name="odsStyleTableCell-5a6fb96c031bda8fdce4744d9a4654a0" office:value-type="string">
            <text:p>6.86000</text:p>
          </table:table-cell>
          <table:table-cell table:style-name="odsStyleTableCell-5a6fb96c031bda8fdce4744d9a4654a0" office:value-type="string">
            <text:p>1.00000</text:p>
          </table:table-cell>
        </table:table-row>
        <table:table-row table:style-name="ro1">
          <table:table-cell table:style-name="odsStyleTableCell-8021a8ee0c0af973cde17032f2f17298" office:value-type="string">
            <text:p>EMIRATOS ARABES</text:p>
          </table:table-cell>
          <table:table-cell table:style-name="odsStyleTableCell-8021a8ee0c0af973cde17032f2f17298" office:value-type="string">
            <text:p>DIRHAM</text:p>
          </table:table-cell>
          <table:table-cell table:style-name="odsStyleTableCell-8021a8ee0c0af973cde17032f2f17298" office:value-type="string">
            <text:p>AED</text:p>
          </table:table-cell>
          <table:table-cell table:style-name="odsStyleTableCell-5a6fb96c031bda8fdce4744d9a4654a0" office:value-type="string">
            <text:p>1.86768</text:p>
          </table:table-cell>
          <table:table-cell table:style-name="odsStyleTableCell-5a6fb96c031bda8fdce4744d9a4654a0" office:value-type="string">
            <text:p>3.67300</text:p>
          </table:table-cell>
        </table:table-row>
        <table:table-row table:style-name="ro1">
          <table:table-cell table:style-name="odsStyleTableCell-8021a8ee0c0af973cde17032f2f17298" office:value-type="string">
            <text:p>FILIPINAS</text:p>
          </table:table-cell>
          <table:table-cell table:style-name="odsStyleTableCell-8021a8ee0c0af973cde17032f2f17298" office:value-type="string">
            <text:p>PESO FILIPINO</text:p>
          </table:table-cell>
          <table:table-cell table:style-name="odsStyleTableCell-8021a8ee0c0af973cde17032f2f17298" office:value-type="string">
            <text:p>PHP</text:p>
          </table:table-cell>
          <table:table-cell table:style-name="odsStyleTableCell-5a6fb96c031bda8fdce4744d9a4654a0" office:value-type="string">
            <text:p>0.12215</text:p>
          </table:table-cell>
          <table:table-cell table:style-name="odsStyleTableCell-5a6fb96c031bda8fdce4744d9a4654a0" office:value-type="string">
            <text:p>56.16200</text:p>
          </table:table-cell>
        </table:table-row>
        <table:table-row table:style-name="ro1">
          <table:table-cell table:style-name="odsStyleTableCell-8021a8ee0c0af973cde17032f2f17298" office:value-type="string">
            <text:p>HAITÍ</text:p>
          </table:table-cell>
          <table:table-cell table:style-name="odsStyleTableCell-8021a8ee0c0af973cde17032f2f17298" office:value-type="string">
            <text:p>GOURDE</text:p>
          </table:table-cell>
          <table:table-cell table:style-name="odsStyleTableCell-8021a8ee0c0af973cde17032f2f17298" office:value-type="string">
            <text:p>HTG</text:p>
          </table:table-cell>
          <table:table-cell table:style-name="odsStyleTableCell-5a6fb96c031bda8fdce4744d9a4654a0" office:value-type="string">
            <text:p>0.05219</text:p>
          </table:table-cell>
          <table:table-cell table:style-name="odsStyleTableCell-5a6fb96c031bda8fdce4744d9a4654a0" office:value-type="string">
            <text:p>131.43850</text:p>
          </table:table-cell>
        </table:table-row>
        <table:table-row table:style-name="ro1">
          <table:table-cell table:style-name="odsStyleTableCell-8021a8ee0c0af973cde17032f2f17298" office:value-type="string">
            <text:p>HONG KONG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HKD</text:p>
          </table:table-cell>
          <table:table-cell table:style-name="odsStyleTableCell-5a6fb96c031bda8fdce4744d9a4654a0" office:value-type="string">
            <text:p>0.87699</text:p>
          </table:table-cell>
          <table:table-cell table:style-name="odsStyleTableCell-5a6fb96c031bda8fdce4744d9a4654a0" office:value-type="string">
            <text:p>7.82220</text:p>
          </table:table-cell>
        </table:table-row>
        <table:table-row table:style-name="ro1">
          <table:table-cell table:style-name="odsStyleTableCell-8021a8ee0c0af973cde17032f2f17298" office:value-type="string">
            <text:p>INDIA</text:p>
          </table:table-cell>
          <table:table-cell table:style-name="odsStyleTableCell-8021a8ee0c0af973cde17032f2f17298" office:value-type="string">
            <text:p>RUPIA</text:p>
          </table:table-cell>
          <table:table-cell table:style-name="odsStyleTableCell-8021a8ee0c0af973cde17032f2f17298" office:value-type="string">
            <text:p>INR</text:p>
          </table:table-cell>
          <table:table-cell table:style-name="odsStyleTableCell-5a6fb96c031bda8fdce4744d9a4654a0" office:value-type="string">
            <text:p>0.08249</text:p>
          </table:table-cell>
          <table:table-cell table:style-name="odsStyleTableCell-5a6fb96c031bda8fdce4744d9a4654a0" office:value-type="string">
            <text:p>83.15880</text:p>
          </table:table-cell>
        </table:table-row>
        <table:table-row table:style-name="ro1">
          <table:table-cell table:style-name="odsStyleTableCell-8021a8ee0c0af973cde17032f2f17298" office:value-type="string">
            <text:p>INDONESIA</text:p>
          </table:table-cell>
          <table:table-cell table:style-name="odsStyleTableCell-8021a8ee0c0af973cde17032f2f17298" office:value-type="string">
            <text:p>RUPIA INDONESIA</text:p>
          </table:table-cell>
          <table:table-cell table:style-name="odsStyleTableCell-8021a8ee0c0af973cde17032f2f17298" office:value-type="string">
            <text:p>IDR</text:p>
          </table:table-cell>
          <table:table-cell table:style-name="odsStyleTableCell-5a6fb96c031bda8fdce4744d9a4654a0" office:value-type="string">
            <text:p>0.00044</text:p>
          </table:table-cell>
          <table:table-cell table:style-name="odsStyleTableCell-5a6fb96c031bda8fdce4744d9a4654a0" office:value-type="string">
            <text:p>15,630.00000</text:p>
          </table:table-cell>
        </table:table-row>
        <table:table-row table:style-name="ro1">
          <table:table-cell table:style-name="odsStyleTableCell-8021a8ee0c0af973cde17032f2f17298" office:value-type="string">
            <text:p>ISRAEL</text:p>
          </table:table-cell>
          <table:table-cell table:style-name="odsStyleTableCell-8021a8ee0c0af973cde17032f2f17298" office:value-type="string">
            <text:p>NUEVO SÉQUEL</text:p>
          </table:table-cell>
          <table:table-cell table:style-name="odsStyleTableCell-8021a8ee0c0af973cde17032f2f17298" office:value-type="string">
            <text:p>ILS</text:p>
          </table:table-cell>
          <table:table-cell table:style-name="odsStyleTableCell-5a6fb96c031bda8fdce4744d9a4654a0" office:value-type="string">
            <text:p>1.82636</text:p>
          </table:table-cell>
          <table:table-cell table:style-name="odsStyleTableCell-5a6fb96c031bda8fdce4744d9a4654a0" office:value-type="string">
            <text:p>3.75610</text:p>
          </table:table-cell>
        </table:table-row>
        <table:table-row table:style-name="ro1">
          <table:table-cell table:style-name="odsStyleTableCell-8021a8ee0c0af973cde17032f2f17298" office:value-type="string">
            <text:p>MALASIA</text:p>
          </table:table-cell>
          <table:table-cell table:style-name="odsStyleTableCell-8021a8ee0c0af973cde17032f2f17298" office:value-type="string">
            <text:p>RINGGIT MALAYO</text:p>
          </table:table-cell>
          <table:table-cell table:style-name="odsStyleTableCell-8021a8ee0c0af973cde17032f2f17298" office:value-type="string">
            <text:p>MYR</text:p>
          </table:table-cell>
          <table:table-cell table:style-name="odsStyleTableCell-5a6fb96c031bda8fdce4744d9a4654a0" office:value-type="string">
            <text:p>1.45102</text:p>
          </table:table-cell>
          <table:table-cell table:style-name="odsStyleTableCell-5a6fb96c031bda8fdce4744d9a4654a0" office:value-type="string">
            <text:p>4.72770</text:p>
          </table:table-cell>
        </table:table-row>
        <table:table-row table:style-name="ro1">
          <table:table-cell table:style-name="odsStyleTableCell-8021a8ee0c0af973cde17032f2f17298" office:value-type="string">
            <text:p>MEXICO</text:p>
          </table:table-cell>
          <table:table-cell table:style-name="odsStyleTableCell-8021a8ee0c0af973cde17032f2f17298" office:value-type="string">
            <text:p>PESO</text:p>
          </table:table-cell>
          <table:table-cell table:style-name="odsStyleTableCell-8021a8ee0c0af973cde17032f2f17298" office:value-type="string">
            <text:p>MXN</text:p>
          </table:table-cell>
          <table:table-cell table:style-name="odsStyleTableCell-5a6fb96c031bda8fdce4744d9a4654a0" office:value-type="string">
            <text:p>0.39616</text:p>
          </table:table-cell>
          <table:table-cell table:style-name="odsStyleTableCell-5a6fb96c031bda8fdce4744d9a4654a0" office:value-type="string">
            <text:p>17.31610</text:p>
          </table:table-cell>
        </table:table-row>
        <table:table-row table:style-name="ro1">
          <table:table-cell table:style-name="odsStyleTableCell-8021a8ee0c0af973cde17032f2f17298" office:value-type="string">
            <text:p>NORUEGA</text:p>
          </table:table-cell>
          <table:table-cell table:style-name="odsStyleTableCell-8021a8ee0c0af973cde17032f2f17298" office:value-type="string">
            <text:p>CORONA</text:p>
          </table:table-cell>
          <table:table-cell table:style-name="odsStyleTableCell-8021a8ee0c0af973cde17032f2f17298" office:value-type="string">
            <text:p>NOK</text:p>
          </table:table-cell>
          <table:table-cell table:style-name="odsStyleTableCell-5a6fb96c031bda8fdce4744d9a4654a0" office:value-type="string">
            <text:p>0.65220</text:p>
          </table:table-cell>
          <table:table-cell table:style-name="odsStyleTableCell-5a6fb96c031bda8fdce4744d9a4654a0" office:value-type="string">
            <text:p>10.51830</text:p>
          </table:table-cell>
        </table:table-row>
        <table:table-row table:style-name="ro1">
          <table:table-cell table:style-name="odsStyleTableCell-8021a8ee0c0af973cde17032f2f17298" office:value-type="string">
            <text:p>PANAMÁ</text:p>
          </table:table-cell>
          <table:table-cell table:style-name="odsStyleTableCell-8021a8ee0c0af973cde17032f2f17298" office:value-type="string">
            <text:p>BALBOA</text:p>
          </table:table-cell>
          <table:table-cell table:style-name="odsStyleTableCell-8021a8ee0c0af973cde17032f2f17298" office:value-type="string">
            <text:p>PAB</text:p>
          </table:table-cell>
          <table:table-cell table:style-name="odsStyleTableCell-5a6fb96c031bda8fdce4744d9a4654a0" office:value-type="string">
            <text:p>6.86000</text:p>
          </table:table-cell>
          <table:table-cell table:style-name="odsStyleTableCell-5a6fb96c031bda8fdce4744d9a4654a0" office:value-type="string">
            <text:p>1.00000</text:p>
          </table:table-cell>
        </table:table-row>
        <table:table-row table:style-name="ro1">
          <table:table-cell table:style-name="odsStyleTableCell-8021a8ee0c0af973cde17032f2f17298" office:value-type="string">
            <text:p>PARAGUAY</text:p>
          </table:table-cell>
          <table:table-cell table:style-name="odsStyleTableCell-8021a8ee0c0af973cde17032f2f17298" office:value-type="string">
            <text:p>GUARANI</text:p>
          </table:table-cell>
          <table:table-cell table:style-name="odsStyleTableCell-8021a8ee0c0af973cde17032f2f17298" office:value-type="string">
            <text:p>PYG</text:p>
          </table:table-cell>
          <table:table-cell table:style-name="odsStyleTableCell-5a6fb96c031bda8fdce4744d9a4654a0" office:value-type="string">
            <text:p>0.00094</text:p>
          </table:table-cell>
          <table:table-cell table:style-name="odsStyleTableCell-5a6fb96c031bda8fdce4744d9a4654a0" office:value-type="string">
            <text:p>7,297.00000</text:p>
          </table:table-cell>
        </table:table-row>
        <table:table-row table:style-name="ro1">
          <table:table-cell table:style-name="odsStyleTableCell-8021a8ee0c0af973cde17032f2f17298" office:value-type="string">
            <text:p>PERU</text:p>
          </table:table-cell>
          <table:table-cell table:style-name="odsStyleTableCell-8021a8ee0c0af973cde17032f2f17298" office:value-type="string">
            <text:p>NUEVO SOL</text:p>
          </table:table-cell>
          <table:table-cell table:style-name="odsStyleTableCell-8021a8ee0c0af973cde17032f2f17298" office:value-type="string">
            <text:p>PEN</text:p>
          </table:table-cell>
          <table:table-cell table:style-name="odsStyleTableCell-5a6fb96c031bda8fdce4744d9a4654a0" office:value-type="string">
            <text:p>1.82069</text:p>
          </table:table-cell>
          <table:table-cell table:style-name="odsStyleTableCell-5a6fb96c031bda8fdce4744d9a4654a0" office:value-type="string">
            <text:p>3.76780</text:p>
          </table:table-cell>
        </table:table-row>
        <table:table-row table:style-name="ro1">
          <table:table-cell table:style-name="odsStyleTableCell-8021a8ee0c0af973cde17032f2f17298" office:value-type="string">
            <text:p>REINO UNIDO</text:p>
          </table:table-cell>
          <table:table-cell table:style-name="odsStyleTableCell-8021a8ee0c0af973cde17032f2f17298" office:value-type="string">
            <text:p>LIBRA</text:p>
          </table:table-cell>
          <table:table-cell table:style-name="odsStyleTableCell-8021a8ee0c0af973cde17032f2f17298" office:value-type="string">
            <text:p>GBP</text:p>
          </table:table-cell>
          <table:table-cell table:style-name="odsStyleTableCell-5a6fb96c031bda8fdce4744d9a4654a0" office:value-type="string">
            <text:p>8.69984</text:p>
          </table:table-cell>
          <table:table-cell table:style-name="odsStyleTableCell-5a6fb96c031bda8fdce4744d9a4654a0" office:value-type="string">
            <text:p>0.78852</text:p>
          </table:table-cell>
        </table:table-row>
        <table:table-row table:style-name="ro1">
          <table:table-cell table:style-name="odsStyleTableCell-8021a8ee0c0af973cde17032f2f17298" office:value-type="string">
            <text:p>REPÚBLICA DOMINICANA</text:p>
          </table:table-cell>
          <table:table-cell table:style-name="odsStyleTableCell-8021a8ee0c0af973cde17032f2f17298" office:value-type="string">
            <text:p>PESO DOMINICANO</text:p>
          </table:table-cell>
          <table:table-cell table:style-name="odsStyleTableCell-8021a8ee0c0af973cde17032f2f17298" office:value-type="string">
            <text:p>DOP</text:p>
          </table:table-cell>
          <table:table-cell table:style-name="odsStyleTableCell-5a6fb96c031bda8fdce4744d9a4654a0" office:value-type="string">
            <text:p>0.11671</text:p>
          </table:table-cell>
          <table:table-cell table:style-name="odsStyleTableCell-5a6fb96c031bda8fdce4744d9a4654a0" office:value-type="string">
            <text:p>58.77700</text:p>
          </table:table-cell>
        </table:table-row>
        <table:table-row table:style-name="ro1">
          <table:table-cell table:style-name="odsStyleTableCell-8021a8ee0c0af973cde17032f2f17298" office:value-type="string">
            <text:p>REP.POPULAR CHINA</text:p>
          </table:table-cell>
          <table:table-cell table:style-name="odsStyleTableCell-8021a8ee0c0af973cde17032f2f17298" office:value-type="string">
            <text:p>YUAN RENMINBI OFFSHORE</text:p>
          </table:table-cell>
          <table:table-cell table:style-name="odsStyleTableCell-8021a8ee0c0af973cde17032f2f17298" office:value-type="string">
            <text:p>CNH</text:p>
          </table:table-cell>
          <table:table-cell table:style-name="odsStyleTableCell-5a6fb96c031bda8fdce4744d9a4654a0" office:value-type="string">
            <text:p>0.95723</text:p>
          </table:table-cell>
          <table:table-cell table:style-name="odsStyleTableCell-5a6fb96c031bda8fdce4744d9a4654a0" office:value-type="string">
            <text:p>7.16650</text:p>
          </table:table-cell>
        </table:table-row>
        <table:table-row table:style-name="ro1">
          <table:table-cell table:style-name="odsStyleTableCell-8021a8ee0c0af973cde17032f2f17298" office:value-type="string">
            <text:p>RUSIA</text:p>
          </table:table-cell>
          <table:table-cell table:style-name="odsStyleTableCell-8021a8ee0c0af973cde17032f2f17298" office:value-type="string">
            <text:p>RUBLO RUSO</text:p>
          </table:table-cell>
          <table:table-cell table:style-name="odsStyleTableCell-8021a8ee0c0af973cde17032f2f17298" office:value-type="string">
            <text:p>RUB</text:p>
          </table:table-cell>
          <table:table-cell table:style-name="odsStyleTableCell-5a6fb96c031bda8fdce4744d9a4654a0" office:value-type="string">
            <text:p>0.07732</text:p>
          </table:table-cell>
          <table:table-cell table:style-name="odsStyleTableCell-5a6fb96c031bda8fdce4744d9a4654a0" office:value-type="string">
            <text:p>88.72530</text:p>
          </table:table-cell>
        </table:table-row>
        <table:table-row table:style-name="ro1">
          <table:table-cell table:style-name="odsStyleTableCell-8021a8ee0c0af973cde17032f2f17298" office:value-type="string">
            <text:p>SINGAPUR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SGD</text:p>
          </table:table-cell>
          <table:table-cell table:style-name="odsStyleTableCell-5a6fb96c031bda8fdce4744d9a4654a0" office:value-type="string">
            <text:p>5.11482</text:p>
          </table:table-cell>
          <table:table-cell table:style-name="odsStyleTableCell-5a6fb96c031bda8fdce4744d9a4654a0" office:value-type="string">
            <text:p>1.34120</text:p>
          </table:table-cell>
        </table:table-row>
        <table:table-row table:style-name="ro1">
          <table:table-cell table:style-name="odsStyleTableCell-8021a8ee0c0af973cde17032f2f17298" office:value-type="string">
            <text:p>SUDÁFRICA</text:p>
          </table:table-cell>
          <table:table-cell table:style-name="odsStyleTableCell-8021a8ee0c0af973cde17032f2f17298" office:value-type="string">
            <text:p>RAND</text:p>
          </table:table-cell>
          <table:table-cell table:style-name="odsStyleTableCell-8021a8ee0c0af973cde17032f2f17298" office:value-type="string">
            <text:p>ZAR</text:p>
          </table:table-cell>
          <table:table-cell table:style-name="odsStyleTableCell-5a6fb96c031bda8fdce4744d9a4654a0" office:value-type="string">
            <text:p>0.36041</text:p>
          </table:table-cell>
          <table:table-cell table:style-name="odsStyleTableCell-5a6fb96c031bda8fdce4744d9a4654a0" office:value-type="string">
            <text:p>19.03410</text:p>
          </table:table-cell>
        </table:table-row>
        <table:table-row table:style-name="ro1">
          <table:table-cell table:style-name="odsStyleTableCell-8021a8ee0c0af973cde17032f2f17298" office:value-type="string">
            <text:p>SUECIA</text:p>
          </table:table-cell>
          <table:table-cell table:style-name="odsStyleTableCell-8021a8ee0c0af973cde17032f2f17298" office:value-type="string">
            <text:p>CORONA</text:p>
          </table:table-cell>
          <table:table-cell table:style-name="odsStyleTableCell-8021a8ee0c0af973cde17032f2f17298" office:value-type="string">
            <text:p>SEK</text:p>
          </table:table-cell>
          <table:table-cell table:style-name="odsStyleTableCell-5a6fb96c031bda8fdce4744d9a4654a0" office:value-type="string">
            <text:p>0.65406</text:p>
          </table:table-cell>
          <table:table-cell table:style-name="odsStyleTableCell-5a6fb96c031bda8fdce4744d9a4654a0" office:value-type="string">
            <text:p>10.48830</text:p>
          </table:table-cell>
        </table:table-row>
        <table:table-row table:style-name="ro1">
          <table:table-cell table:style-name="odsStyleTableCell-8021a8ee0c0af973cde17032f2f17298" office:value-type="string">
            <text:p>SUIZA</text:p>
          </table:table-cell>
          <table:table-cell table:style-name="odsStyleTableCell-8021a8ee0c0af973cde17032f2f17298" office:value-type="string">
            <text:p>FRANCO</text:p>
          </table:table-cell>
          <table:table-cell table:style-name="odsStyleTableCell-8021a8ee0c0af973cde17032f2f17298" office:value-type="string">
            <text:p>CHF</text:p>
          </table:table-cell>
          <table:table-cell table:style-name="odsStyleTableCell-5a6fb96c031bda8fdce4744d9a4654a0" office:value-type="string">
            <text:p>7.87962</text:p>
          </table:table-cell>
          <table:table-cell table:style-name="odsStyleTableCell-5a6fb96c031bda8fdce4744d9a4654a0" office:value-type="string">
            <text:p>0.87060</text:p>
          </table:table-cell>
        </table:table-row>
        <table:table-row table:style-name="ro1">
          <table:table-cell table:style-name="odsStyleTableCell-8021a8ee0c0af973cde17032f2f17298" office:value-type="string">
            <text:p>TAILANDIA</text:p>
          </table:table-cell>
          <table:table-cell table:style-name="odsStyleTableCell-8021a8ee0c0af973cde17032f2f17298" office:value-type="string">
            <text:p>THAI BAHT</text:p>
          </table:table-cell>
          <table:table-cell table:style-name="odsStyleTableCell-8021a8ee0c0af973cde17032f2f17298" office:value-type="string">
            <text:p>THB</text:p>
          </table:table-cell>
          <table:table-cell table:style-name="odsStyleTableCell-5a6fb96c031bda8fdce4744d9a4654a0" office:value-type="string">
            <text:p>0.19215</text:p>
          </table:table-cell>
          <table:table-cell table:style-name="odsStyleTableCell-5a6fb96c031bda8fdce4744d9a4654a0" office:value-type="string">
            <text:p>35.70100</text:p>
          </table:table-cell>
        </table:table-row>
        <table:table-row table:style-name="ro1">
          <table:table-cell table:style-name="odsStyleTableCell-8021a8ee0c0af973cde17032f2f17298" office:value-type="string">
            <text:p>TAIWAN</text:p>
          </table:table-cell>
          <table:table-cell table:style-name="odsStyleTableCell-8021a8ee0c0af973cde17032f2f17298" office:value-type="string">
            <text:p>DÓLAR</text:p>
          </table:table-cell>
          <table:table-cell table:style-name="odsStyleTableCell-8021a8ee0c0af973cde17032f2f17298" office:value-type="string">
            <text:p>TWD</text:p>
          </table:table-cell>
          <table:table-cell table:style-name="odsStyleTableCell-5a6fb96c031bda8fdce4744d9a4654a0" office:value-type="string">
            <text:p>0.21886</text:p>
          </table:table-cell>
          <table:table-cell table:style-name="odsStyleTableCell-5a6fb96c031bda8fdce4744d9a4654a0" office:value-type="string">
            <text:p>31.34400</text:p>
          </table:table-cell>
        </table:table-row>
        <table:table-row table:style-name="ro1">
          <table:table-cell table:style-name="odsStyleTableCell-8021a8ee0c0af973cde17032f2f17298" office:value-type="string">
            <text:p>TÚNEZ</text:p>
          </table:table-cell>
          <table:table-cell table:style-name="odsStyleTableCell-8021a8ee0c0af973cde17032f2f17298" office:value-type="string">
            <text:p>DINAR TUNECINO</text:p>
          </table:table-cell>
          <table:table-cell table:style-name="odsStyleTableCell-8021a8ee0c0af973cde17032f2f17298" office:value-type="string">
            <text:p>TND</text:p>
          </table:table-cell>
          <table:table-cell table:style-name="odsStyleTableCell-5a6fb96c031bda8fdce4744d9a4654a0" office:value-type="string">
            <text:p>2.20373</text:p>
          </table:table-cell>
          <table:table-cell table:style-name="odsStyleTableCell-5a6fb96c031bda8fdce4744d9a4654a0" office:value-type="string">
            <text:p>3.11290</text:p>
          </table:table-cell>
        </table:table-row>
        <table:table-row table:style-name="ro1">
          <table:table-cell table:style-name="odsStyleTableCell-8021a8ee0c0af973cde17032f2f17298" office:value-type="string">
            <text:p>TURQUÍA</text:p>
          </table:table-cell>
          <table:table-cell table:style-name="odsStyleTableCell-8021a8ee0c0af973cde17032f2f17298" office:value-type="string">
            <text:p>LIRA TURCA</text:p>
          </table:table-cell>
          <table:table-cell table:style-name="odsStyleTableCell-8021a8ee0c0af973cde17032f2f17298" office:value-type="string">
            <text:p>TRY</text:p>
          </table:table-cell>
          <table:table-cell table:style-name="odsStyleTableCell-5a6fb96c031bda8fdce4744d9a4654a0" office:value-type="string">
            <text:p>0.22665</text:p>
          </table:table-cell>
          <table:table-cell table:style-name="odsStyleTableCell-5a6fb96c031bda8fdce4744d9a4654a0" office:value-type="string">
            <text:p>30.26660</text:p>
          </table:table-cell>
        </table:table-row>
        <table:table-row table:style-name="ro1">
          <table:table-cell table:style-name="odsStyleTableCell-8021a8ee0c0af973cde17032f2f17298" office:value-type="string">
            <text:p>URUGUAY</text:p>
          </table:table-cell>
          <table:table-cell table:style-name="odsStyleTableCell-8021a8ee0c0af973cde17032f2f17298" office:value-type="string">
            <text:p>PESO</text:p>
          </table:table-cell>
          <table:table-cell table:style-name="odsStyleTableCell-8021a8ee0c0af973cde17032f2f17298" office:value-type="string">
            <text:p>UYU</text:p>
          </table:table-cell>
          <table:table-cell table:style-name="odsStyleTableCell-5a6fb96c031bda8fdce4744d9a4654a0" office:value-type="string">
            <text:p>0.17701</text:p>
          </table:table-cell>
          <table:table-cell table:style-name="odsStyleTableCell-5a6fb96c031bda8fdce4744d9a4654a0" office:value-type="string">
            <text:p>38.75500</text:p>
          </table:table-cell>
        </table:table-row>
        <table:table-row table:style-name="ro1">
          <table:table-cell table:style-name="odsStyleTableCell-8021a8ee0c0af973cde17032f2f17298" office:value-type="string">
            <text:p>VENEZUELA</text:p>
          </table:table-cell>
          <table:table-cell table:style-name="odsStyleTableCell-8021a8ee0c0af973cde17032f2f17298" office:value-type="string">
            <text:p>BOLIVAR DIGITAL</text:p>
          </table:table-cell>
          <table:table-cell table:style-name="odsStyleTableCell-8021a8ee0c0af973cde17032f2f17298" office:value-type="string">
            <text:p>VES</text:p>
          </table:table-cell>
          <table:table-cell table:style-name="odsStyleTableCell-5a6fb96c031bda8fdce4744d9a4654a0" office:value-type="string">
            <text:p>0.19039</text:p>
          </table:table-cell>
          <table:table-cell table:style-name="odsStyleTableCell-5a6fb96c031bda8fdce4744d9a4654a0" office:value-type="string">
            <text:p>36.03140</text:p>
          </table:table-cell>
        </table:table-row>
        <table:table-row table:style-name="ro1">
          <table:table-cell table:style-name="odsStyleTableCell-8021a8ee0c0af973cde17032f2f17298" office:value-type="string">
            <text:p>VIETNAM</text:p>
          </table:table-cell>
          <table:table-cell table:style-name="odsStyleTableCell-8021a8ee0c0af973cde17032f2f17298" office:value-type="string">
            <text:p>DONG</text:p>
          </table:table-cell>
          <table:table-cell table:style-name="odsStyleTableCell-8021a8ee0c0af973cde17032f2f17298" office:value-type="string">
            <text:p>VND</text:p>
          </table:table-cell>
          <table:table-cell table:style-name="odsStyleTableCell-5a6fb96c031bda8fdce4744d9a4654a0" office:value-type="string">
            <text:p>0.00028</text:p>
          </table:table-cell>
          <table:table-cell table:style-name="odsStyleTableCell-5a6fb96c031bda8fdce4744d9a4654a0" office:value-type="string">
            <text:p>24,562.00000</text:p>
          </table:table-cell>
        </table:table-row>
        <table:table-row table:style-name="ro1">
          <table:table-cell table:style-name="odsStyleTableCell-8021a8ee0c0af973cde17032f2f17298" office:value-type="string">
            <text:p/>
          </table:table-cell>
          <table:table-cell table:style-name="odsStyleTableCell-8021a8ee0c0af973cde17032f2f17298" office:value-type="string">
            <text:p>DERECHO ESPECIAL DE GIRO</text:p>
          </table:table-cell>
          <table:table-cell table:style-name="odsStyleTableCell-8021a8ee0c0af973cde17032f2f17298" office:value-type="string">
            <text:p>USD/D.E.G.</text:p>
          </table:table-cell>
          <table:table-cell table:style-name="odsStyleTableCell-5a6fb96c031bda8fdce4744d9a4654a0" office:value-type="string">
            <text:p/>
          </table:table-cell>
          <table:table-cell table:style-name="odsStyleTableCell-5a6fb96c031bda8fdce4744d9a4654a0" office:value-type="string">
            <text:p>1.33118</text:p>
          </table:table-cell>
        </table:table-row>
        <table:table-row table:style-name="ro1">
          <table:table-cell table:style-name="odsStyleTableCell-8021a8ee0c0af973cde17032f2f17298" office:value-type="string">
            <text:p/>
          </table:table-cell>
          <table:table-cell table:style-name="odsStyleTableCell-8021a8ee0c0af973cde17032f2f17298" office:value-type="string">
            <text:p>UNIDAD DE FOMENTO DE VIVIENDA</text:p>
          </table:table-cell>
          <table:table-cell table:style-name="odsStyleTableCell-8021a8ee0c0af973cde17032f2f17298" office:value-type="string">
            <text:p>Bs/UFV</text:p>
          </table:table-cell>
          <table:table-cell table:style-name="odsStyleTableCell-5a6fb96c031bda8fdce4744d9a4654a0" office:value-type="string">
            <text:p/>
          </table:table-cell>
          <table:table-cell table:style-name="odsStyleTableCell-5a6fb96c031bda8fdce4744d9a4654a0" office:value-type="string">
            <text:p>2.477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7906459eaf95c6a277c9bd8704c6c2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1ad92954256e478398adb5befad7f6b" office:value-type="string">
            <text:p> </text:p>
          </table:table-cell>
          <table:table-cell table:style-name="odsStyleTableCell-61ad92954256e478398adb5befad7f6b" office:value-type="string">
            <text:p>UNIDAD MONETARIA</text:p>
          </table:table-cell>
          <table:table-cell table:style-name="odsStyleTableCell-61ad92954256e478398adb5befad7f6b" office:value-type="string">
            <text:p>MONEDA</text:p>
          </table:table-cell>
          <table:table-cell table:style-name="odsStyleTableCell-61ad92954256e478398adb5befad7f6b" office:value-type="string">
            <text:p>TIPO DE CAMBIO EN M.E.</text:p>
          </table:table-cell>
        </table:table-row>
        <table:table-row table:style-name="ro1">
          <table:table-cell table:style-name="odsStyleTableCell-8021a8ee0c0af973cde17032f2f17298" office:value-type="string">
            <text:p>ORO</text:p>
          </table:table-cell>
          <table:table-cell table:style-name="odsStyleTableCell-8021a8ee0c0af973cde17032f2f17298" office:value-type="string">
            <text:p>ONZA TROY ORO</text:p>
          </table:table-cell>
          <table:table-cell table:style-name="odsStyleTableCell-8021a8ee0c0af973cde17032f2f17298" office:value-type="string">
            <text:p>USD./O.T.F.</text:p>
          </table:table-cell>
          <table:table-cell table:style-name="odsStyleTableCell-5a6fb96c031bda8fdce4744d9a4654a0" office:value-type="string">
            <text:p>2,030.05000</text:p>
          </table:table-cell>
        </table:table-row>
        <table:table-row table:style-name="ro1">
          <table:table-cell table:style-name="odsStyleTableCell-8021a8ee0c0af973cde17032f2f17298" office:value-type="string">
            <text:p>PLATA</text:p>
          </table:table-cell>
          <table:table-cell table:style-name="odsStyleTableCell-8021a8ee0c0af973cde17032f2f17298" office:value-type="string">
            <text:p>ONZA TROY PLATA</text:p>
          </table:table-cell>
          <table:table-cell table:style-name="odsStyleTableCell-8021a8ee0c0af973cde17032f2f17298" office:value-type="string">
            <text:p>USD./O.T.F.</text:p>
          </table:table-cell>
          <table:table-cell table:style-name="odsStyleTableCell-5a6fb96c031bda8fdce4744d9a4654a0" office:value-type="string">
            <text:p>22.44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7906459eaf95c6a277c9bd8704c6c2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1ad92954256e478398adb5befad7f6b" office:value-type="string">
            <text:p> </text:p>
          </table:table-cell>
          <table:table-cell table:style-name="odsStyleTableCell-61ad92954256e478398adb5befad7f6b" office:value-type="string">
            <text:p>1 MES</text:p>
          </table:table-cell>
          <table:table-cell table:style-name="odsStyleTableCell-61ad92954256e478398adb5befad7f6b" office:value-type="string">
            <text:p>3 MESES</text:p>
          </table:table-cell>
          <table:table-cell table:style-name="odsStyleTableCell-61ad92954256e478398adb5befad7f6b" office:value-type="string">
            <text:p>6 MESES</text:p>
          </table:table-cell>
        </table:table-row>
        <table:table-row table:style-name="ro1">
          <table:table-cell table:style-name="odsStyleTableCell-66f099ab8d2d57446e75c8dfbc5e3ddd" office:value-type="string">
            <text:p>TASA LIBOR(USD)</text:p>
          </table:table-cell>
          <table:table-cell table:style-name="odsStyleTableCell-5a6fb96c031bda8fdce4744d9a4654a0" office:value-type="string">
            <text:p>5.45</text:p>
          </table:table-cell>
          <table:table-cell table:style-name="odsStyleTableCell-5a6fb96c031bda8fdce4744d9a4654a0" office:value-type="string">
            <text:p>5.59</text:p>
          </table:table-cell>
          <table:table-cell table:style-name="odsStyleTableCell-5a6fb96c031bda8fdce4744d9a4654a0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021a8ee0c0af973cde17032f2f17298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33</meta:creation-date>
    <meta:generator>ods générator</meta:generator>
    <dc:date>2024-10-15T21:15:33</dc:date>
    <meta:editing-duration>PT1S</meta:editing-duration>
    <meta:editing-cycles>1</meta:editing-cycles>
    <meta:document-statistic meta:table-count="1" meta:cell-count="4" meta:object-count="0"/>
  </office:meta>
</office:document-meta>
</file>